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854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4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7.2843in" svg:height="4.5713in" svg:x="4.5772in" svg:y="0.2516in">
            <draw:object draw:notify-on-update-of-ranges="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日付</text:p>
          </table:table-cell>
          <table:table-cell table:style-name="ce9" office:value-type="string" calcext:value-type="string">
            <text:p>コンペ</text:p>
          </table:table-cell>
          <table:table-cell table:style-name="ce9" office:value-type="string" calcext:value-type="string">
            <text:p>スコア</text:p>
          </table:table-cell>
          <table:table-cell table:style-name="ce9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00/00/00</text:date>, <text:time style:data-style-name="N2" text:time-value="11:15:24.623983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5-10T11:19:51.343295806</dc:date>
    <meta:editing-duration>PT38M3S</meta:editing-duration>
    <meta:editing-cycles>12</meta:editing-cycles>
    <meta:generator>LibreOffice/6.4.2.2$MacOSX_X86_64 LibreOffice_project/4e471d8c02c9c90f512f7f9ead8875b57fcb1ec3</meta:generator>
    <meta:document-statistic meta:table-count="1" meta:cell-count="74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3967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327cm" svg:y="1.85cm" chart:style-name="ch2">
          <text:p>目標</text:p>
        </chart:title>
        <chart:plot-area chart:style-name="ch3" table:cell-range-address="Sheet1.B3:Sheet1.B19 Sheet1.D2:Sheet1.D19 Sheet1.F2:Sheet1.F19" chart:data-source-has-labels="both" svg:x="0.573cm" svg:y="0.354cm" svg:width="16.6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7" chart:major-interval-unit="days"/>
            <chart:title svg:x="15.173cm" svg:y="5.061cm" chart:style-name="ch5">
              <text:p>スコア</text:p>
            </chart:title>
            <chart:categories table:cell-range-address="Sheet1.B3:Sheet1.B19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